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officeooo:rsid="001fa31d" officeooo:paragraph-rsid="0018808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883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officeooo:rsid="00171413"/>
    </style:style>
    <style:style style:name="T5" style:family="text">
      <style:text-properties officeooo:rsid="00178833"/>
    </style:style>
    <style:style style:name="T6" style:family="text">
      <style:text-properties officeooo:rsid="00205b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La Paz, <text:span text:style-name="T5">03 de Diciembre</text:span> de 2015</text:p>
      <text:p text:style-name="Standard"/>
      <text:p text:style-name="Standard"/>
      <text:p text:style-name="P2">Señor:</text:p>
      <text:p text:style-name="P2">M.Sc. Edgar Palmiro Clavijo Cárdenas </text:p>
      <text:p text:style-name="P3">DIRECTOR </text:p>
      <text:p text:style-name="P3">CARRERA DE INFORMATICA </text:p>
      <text:p text:style-name="P3">FAC. CIENCIAS PURAS Y NATURALES </text:p>
      <text:p text:style-name="P3">UNIVERSIDAD MAYOR DE SAN ANDRES </text:p>
      <text:p text:style-name="P2">Presente</text:p>
      <text:p text:style-name="P2"><text:tab/><text:tab/><text:tab/><text:tab/><text:tab/></text:p>
      <text:p text:style-name="P2"/>
      <text:p text:style-name="P5"><text:span text:style-name="T1">Ref: </text:span><text:span text:style-name="T3">AVAL PARA LA DEFENSA DE TESIS DE GRADO</text:span><text:span text:style-name="T1"> <text:s/></text:span></text:p>
      <text:p text:style-name="P3"/>
      <text:p text:style-name="P2">De mi mayor consideración: </text:p>
      <text:p text:style-name="P2"/>
      <text:p text:style-name="P8">Mediante la presente, me dirijo a su Autoridad, en calidad de <text:span text:style-name="T1">Tutor Metodológico</text:span> para </text:p>
      <text:p text:style-name="P6">Informar que luego de haber realizado el seguimiento de<text:span text:style-name="T5">l Proyecto</text:span> de Grado titulado: “<text:span text:style-name="T2">SISTEMA DE FIRMA DIGITAL PARA EL MINISTERIO DE OBRAS PÚBLICAS, SERVICIOS Y VIVIENDA</text:span>” presentado por el Univ<text:span text:style-name="T5">sersitario </text:span><text:span text:style-name="T2">Armin Mesa Sanchez</text:span> con C.I. <text:span text:style-name="T5">7526115 CH</text:span>, para optar al título de Licenciatura en Informática, Mención Ingeniería de Sistemas Informáticos. </text:p>
      <text:p text:style-name="P6"/>
      <text:p text:style-name="P8">En este sentido, presento mi <text:span text:style-name="T1">conformidad y aval</text:span> respectivo para la defensa pública de<text:span text:style-name="T5">l Proyecto</text:span> de Grado de acuerdo a Reglamento vigente en la Universidad Mayor de San Andrés. </text:p>
      <text:p text:style-name="P6"/>
      <text:p text:style-name="P6"/>
      <text:p text:style-name="P2"><text:tab/>Sin otro particular, me suscribo con las atenciones más distinguidas. </text:p>
      <text:p text:style-name="P2"/>
      <text:p text:style-name="P2"/>
      <text:p text:style-name="P2"/>
      <text:p text:style-name="P2"/>
      <text:p text:style-name="P2"><text:tab/><text:tab/><text:tab/></text:p>
      <text:p text:style-name="P11">M.<text:span text:style-name="T6">Sc. Aldo Ramiro Valdez Alavarado</text:span></text:p>
      <text:p text:style-name="P4">TUTOR <text:span text:style-name="T4">METODOLÓGICO</text:span></text:p>
      <text:p text:style-name="P3"/>
      <text:p text:style-name="P7">c.c. Ar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es" fo:country="AR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ereira</meta:initial-creator>
    <meta:creation-date>2012-06-22T15:39:00</meta:creation-date>
    <dc:date>2015-12-03T20:20:22.006976747</dc:date>
    <meta:print-date>2015-10-29T17:31:00</meta:print-date>
    <meta:editing-cycles>11</meta:editing-cycles>
    <meta:editing-duration>PT5M29S</meta:editing-duration>
    <meta:generator>LibreOffice/5.0.3.2$Linux_X86_64 LibreOffice_project/00m0$Build-2</meta:generator>
    <meta:document-statistic meta:table-count="0" meta:image-count="0" meta:object-count="0" meta:page-count="1" meta:paragraph-count="19" meta:word-count="153" meta:character-count="994" meta:non-whitespace-character-count="837"/>
  </office:meta>
</office:document-meta>
</file>